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318.76pt"/>
    </style:style>
    <style:style style:name="co4" style:family="table-column">
      <style:table-column-properties fo:break-before="auto" style:column-width="54.74pt"/>
    </style:style>
    <style:style style:name="co5" style:family="table-column">
      <style:table-column-properties fo:break-before="auto" style:column-width="219pt"/>
    </style:style>
    <style:style style:name="co6" style:family="table-column">
      <style:table-column-properties fo:break-before="auto" style:column-width="255.74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5.51pt" fo:break-before="auto" style:use-optimal-row-height="true"/>
    </style:style>
    <style:style style:name="ro5" style:family="table-row">
      <style:table-row-properties style:row-height="88.36pt" fo:break-before="auto" style:use-optimal-row-height="false"/>
    </style:style>
    <style:style style:name="ro6" style:family="table-row">
      <style:table-row-properties style:row-height="24.94pt" fo:break-before="auto" style:use-optimal-row-height="false"/>
    </style:style>
    <style:style style:name="ro7" style:family="table-row">
      <style:table-row-properties style:row-height="94.51pt" fo:break-before="auto" style:use-optimal-row-height="false"/>
    </style:style>
    <style:style style:name="ro8" style:family="table-row">
      <style:table-row-properties style:row-height="38.24pt" fo:break-before="auto" style:use-optimal-row-height="true"/>
    </style:style>
    <style:style style:name="ro9" style:family="table-row">
      <style:table-row-properties style:row-height="26.19pt" fo:break-before="auto" style:use-optimal-row-height="false"/>
    </style:style>
    <style:style style:name="ro10" style:family="table-row">
      <style:table-row-properties style:row-height="174.36pt" fo:break-before="auto" style:use-optimal-row-height="false"/>
    </style:style>
    <style:style style:name="ro11" style:family="table-row">
      <style:table-row-properties style:row-height="121.21pt" fo:break-before="auto" style:use-optimal-row-height="false"/>
    </style:style>
    <style:style style:name="ro12" style:family="table-row">
      <style:table-row-properties style:row-height="129.74pt" fo:break-before="auto" style:use-optimal-row-height="false"/>
    </style:style>
    <style:style style:name="ro13" style:family="table-row">
      <style:table-row-properties style:row-height="28.49pt" fo:break-before="auto" style:use-optimal-row-height="false"/>
    </style:style>
    <style:style style:name="ro14" style:family="table-row">
      <style:table-row-properties style:row-height="101.2pt" fo:break-before="auto" style:use-optimal-row-height="false"/>
    </style:style>
    <style:style style:name="ro15" style:family="table-row">
      <style:table-row-properties style:row-height="154.35pt" fo:break-before="auto" style:use-optimal-row-height="false"/>
    </style:style>
    <style:style style:name="ro16" style:family="table-row">
      <style:table-row-properties style:row-height="170.19pt" fo:break-before="auto" style:use-optimal-row-height="true"/>
    </style:style>
    <style:style style:name="ro17" style:family="table-row">
      <style:table-row-properties style:row-height="136.49pt" fo:break-before="auto" style:use-optimal-row-height="false"/>
    </style:style>
    <style:style style:name="ro18" style:family="table-row">
      <style:table-row-properties style:row-height="141.19pt" fo:break-before="auto" style:use-optimal-row-height="false"/>
    </style:style>
    <style:style style:name="ro19" style:family="table-row">
      <style:table-row-properties style:row-height="89.35pt" fo:break-before="auto" style:use-optimal-row-height="false"/>
    </style:style>
    <style:style style:name="ro20" style:family="table-row">
      <style:table-row-properties style:row-height="153.69pt" fo:break-before="auto" style:use-optimal-row-height="false"/>
    </style:style>
    <style:style style:name="ro21" style:family="table-row">
      <style:table-row-properties style:row-height="168.09pt" fo:break-before="auto" style:use-optimal-row-height="true"/>
    </style:style>
    <style:style style:name="ro22" style:family="table-row">
      <style:table-row-properties style:row-height="138.1pt" fo:break-before="auto" style:use-optimal-row-height="false"/>
    </style:style>
    <style:style style:name="ro23" style:family="table-row">
      <style:table-row-properties style:row-height="107.46pt" fo:break-before="auto" style:use-optimal-row-height="false"/>
    </style:style>
    <style:style style:name="ro24" style:family="table-row">
      <style:table-row-properties style:row-height="159.36pt" fo:break-before="auto" style:use-optimal-row-height="false"/>
    </style:style>
    <style:style style:name="ro25" style:family="table-row">
      <style:table-row-properties style:row-height="194.94pt" fo:break-before="auto" style:use-optimal-row-height="true"/>
    </style:style>
    <style:style style:name="ro26" style:family="table-row">
      <style:table-row-properties style:row-height="190.6pt" fo:break-before="auto" style:use-optimal-row-height="false"/>
    </style:style>
    <style:style style:name="ro27" style:family="table-row">
      <style:table-row-properties style:row-height="149.95pt" fo:break-before="auto" style:use-optimal-row-height="false"/>
    </style:style>
    <style:style style:name="ro28" style:family="table-row">
      <style:table-row-properties style:row-height="124.36pt" fo:break-before="auto" style:use-optimal-row-height="false"/>
    </style:style>
    <style:style style:name="ro29" style:family="table-row">
      <style:table-row-properties style:row-height="175.61pt" fo:break-before="auto" style:use-optimal-row-height="false"/>
    </style:style>
    <style:style style:name="ro30" style:family="table-row">
      <style:table-row-properties style:row-height="13.8pt" fo:break-before="auto" style:use-optimal-row-height="true"/>
    </style:style>
    <style:style style:name="ro31" style:family="table-row">
      <style:table-row-properties style:row-height="46.86pt" fo:break-before="auto" style:use-optimal-row-height="false"/>
    </style:style>
    <style:style style:name="ro32" style:family="table-row">
      <style:table-row-properties style:row-height="68.71pt" fo:break-before="auto" style:use-optimal-row-height="true"/>
    </style:style>
    <style:style style:name="ro33" style:family="table-row">
      <style:table-row-properties style:row-height="49.95pt" fo:break-before="auto" style:use-optimal-row-height="false"/>
    </style:style>
    <style:style style:name="ro34" style:family="table-row">
      <style:table-row-properties style:row-height="46.2pt" fo:break-before="auto" style:use-optimal-row-height="true"/>
    </style:style>
    <style:style style:name="ro3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3" style:family="table-cell" style:parent-style-name="Default" style:data-style-name="N0">
      <style:table-cell-properties fo:background-color="#ccff99" style:text-align-source="fix" style:repeat-content="false" fo:border="0.06pt solid #000000" style:vertical-align="top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0">
      <style:table-cell-properties fo:background-color="#deebf7" style:text-align-source="fix" style:repeat-content="false" fo:border="0.06pt solid #000000" style:vertical-align="middle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7" style:family="table-cell" style:parent-style-name="Default" style:data-style-name="N0">
      <style:table-cell-properties fo:background-color="#deebf7" style:vertical-align="to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ackground-color="#bdd7ee" style:vertical-align="to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wrap-option="wrap" fo:border="0.06pt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wrap-option="wrap" style:vertical-align="top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deebf7" style:text-align-source="fix" style:repeat-content="false" fo:border-left="none" fo:border-right="0.06pt solid #000000" fo:border-top="none" style:vertical-align="top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0">
      <style:table-cell-properties fo:border-bottom="0.06pt solid #000000" fo:background-color="#cfe7f5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Default" style:data-style-name="N0">
      <style:table-cell-properties fo:border-bottom="none" fo:wrap-option="wrap" fo:border-left="none" fo:border-right="none" fo:border-top="0.06pt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 style:data-style-name="N0">
      <style:table-cell-properties fo:border-bottom="none" fo:background-color="#deebf7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fo:background-color="#deebf7" fo:border="0.06pt solid #000000" style:vertical-align="top"/>
    </style:style>
    <style:style style:name="ce26" style:family="table-cell" style:parent-style-name="Default" style:data-style-name="N0">
      <style:table-cell-properties fo:border="0.06pt solid #000000" style:vertical-align="top"/>
    </style:style>
    <style:style style:name="ce27" style:family="table-cell" style:parent-style-name="Default" style:data-style-name="N0">
      <style:table-cell-properties fo:wrap-option="wrap" fo:border="0.06pt solid #000000" style:vertical-align="top"/>
      <style:text-properties fo:color="#ff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0">
      <style:table-cell-properties fo:background-color="#bdd7ee" fo:border="0.06pt solid #000000" style:vertical-align="top"/>
    </style:style>
    <style:style style:name="ce29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1" style:family="table-cell" style:parent-style-name="Default" style:data-style-name="N0">
      <style:table-cell-properties fo:background-color="#deebf7"/>
    </style:style>
    <style:style style:name="ce32" style:family="table-cell" style:parent-style-name="Default" style:data-style-name="N0">
      <style:text-properties style:font-name="Arial1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fo:background-color="#deebf7"/>
      <style:text-properties style:font-name="Arial1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able-cell-properties fo:wrap-option="wrap" style:vertical-align="automatic"/>
    </style:style>
    <style:style style:name="ce35" style:family="table-cell" style:parent-style-name="Default" style:data-style-name="N0">
      <style:table-cell-properties fo:background-color="#deebf7" style:vertical-align="automatic"/>
    </style:style>
    <style:style style:name="ce36" style:family="table-cell" style:parent-style-name="Default" style:data-style-name="N0">
      <style:table-cell-properties fo:background-color="#bdd7ee" fo:wrap-option="wrap" style:vertical-align="automatic"/>
    </style:style>
    <style:style style:name="ce37" style:family="table-cell" style:parent-style-name="Default">
      <style:table-cell-properties fo:background-color="#deebf7" style:rotation-align="none"/>
    </style:style>
    <style:style style:name="ce38" style:family="table-cell" style:parent-style-name="Default" style:data-style-name="N0">
      <style:table-cell-properties fo:background-color="#bdd7ee"/>
    </style:style>
    <style:style style:name="ce39" style:family="table-cell" style:parent-style-name="Default" style:data-style-name="N0">
      <style:table-cell-properties style:vertical-align="automatic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font-name-asian="Arial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name-asian="Arial" style:font-style-complex="normal" style:font-style-asian="normal" style:font-weight-complex="bold" style:font-weight-asian="bold" style:font-size-complex="10pt" style:font-size-asian="10pt" style:font-name-complex="Arial" fo:color="#000000" fo:text-shadow="none" style:text-outline="false" fo:font-style="normal" style:text-line-through-type="none" style:text-underline-style="none" style:text-underline-color="font-color" fo:font-weight="bold" fo:font-size="10pt" style:font-name="Arial"/>
    </style:style>
    <style:style style:name="T6" style:family="text">
      <style:text-properties style:font-style-complex="normal" style:font-name="Arial" fo:font-size="10pt" fo:font-weight="bold" style:text-underline-style="none" style:text-underline-color="font-color" style:text-line-through-type="none" fo:font-style="normal" style:text-outline="false" style:font-name-asian="Arial" fo:text-shadow="none" style:font-name-complex="Arial" style:font-size-asian="10pt" style:font-size-complex="10pt" style:font-weight-asian="bold" style:font-weight-complex="bold" style:font-style-asian="normal" fo:color="#000000"/>
    </style:style>
    <style:style style:name="T7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style:font-name-asian="Arial" fo:text-shadow="none" style:font-name-complex="Arial" style:font-weight-asian="bold" style:font-weight-complex="bold" style:font-style-asian="normal" fo:color="#000000" fo:font-size="11pt" style:font-size-asian="11pt" style:font-size-complex="11pt"/>
    </style:style>
    <style:style style:name="T8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style:font-name-asian="Arial" fo:text-shadow="none" style:font-name-complex="Arial" style:font-weight-asian="bold" style:font-weight-complex="bold" style:font-style-asian="normal" fo:color="#000000" fo:font-size="10pt" style:font-size-asian="10pt" style:font-size-complex="10pt"/>
    </style:style>
    <style:style style:name="T9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text-shadow="none" fo:color="#000000" style:text-outline="false" fo:font-style="normal" style:text-line-through-type="none" style:text-underline-style="none" style:text-underline-color="font-color" fo:font-weight="bold" fo:font-size="10pt" style:font-name-asian="Arial"/>
    </style:style>
    <style:style style:name="T10" style:family="text">
      <style:text-properties style:font-name="Arial" style:font-style-complex="normal" style:font-style-asian="normal" style:font-weight-complex="bold" style:font-weight-asian="bold" style:font-name-complex="Arial" fo:text-shadow="none" fo:color="#000000" style:text-outline="false" fo:font-style="normal" style:text-line-through-type="none" style:text-underline-style="none" style:text-underline-color="font-color" fo:font-weight="bold" style:font-name-asian="Arial" fo:font-size="11pt" style:font-size-asian="11pt" style:font-size-complex="11pt"/>
    </style:style>
    <style:style style:name="T11" style:family="text">
      <style:text-properties style:font-name="Arial" style:font-style-complex="normal" style:font-style-asian="normal" style:font-weight-complex="bold" style:font-weight-asian="bold" style:font-name-complex="Arial" fo:text-shadow="none" fo:color="#000000" style:text-outline="false" fo:font-style="normal" style:text-line-through-type="none" style:text-underline-style="none" style:text-underline-color="font-color" fo:font-weight="bold" style:font-name-asian="Arial" fo:font-size="10pt" style:font-size-asian="10pt" style:font-size-complex="10pt"/>
    </style:style>
    <style:style style:name="T1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style:font-name="Arial" style:font-name-asian="Arial" style:font-name-complex="Arial"/>
    </style:style>
    <style:style style:name="T14" style:family="text">
      <style:text-properties style:font-name="Arial" style:font-name-asian="Arial" style:font-name-complex="Arial" fo:color="#000000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style:text-line-through-type="none" style:font-weight-complex="normal" style:text-outline="false" fo:font-size="11pt" fo:font-weight="normal" fo:font-style="normal" style:font-name-asian="Arial" style:text-underline-style="none" style:text-underline-color="font-color" fo:color="#000000" style:font-name="Arial" style:font-weight-asian="normal" fo:text-shadow="none" style:font-size-asian="11pt" style:font-size-complex="11pt" style:font-style-asian="normal" style:font-style-complex="normal" style:font-name-complex="Arial"/>
    </style:style>
    <style:style style:name="T18" style:family="text">
      <style:text-properties style:font-weight-complex="normal" style:font-style-asian="normal" style:text-underline-style="none" style:text-underline-color="font-color" style:font-weight-asian="normal" style:text-line-through-type="none" fo:font-style="normal" style:text-outline="false" fo:text-shadow="none" fo:color="#000000" style:font-style-complex="normal" style:font-name-asian="Arial" style:font-name-complex="Arial" style:font-size-asian="10pt" style:font-size-complex="10pt" fo:font-size="10pt" fo:font-weight="normal" style:font-name="Arial"/>
    </style:style>
    <style:style style:name="T19" style:family="text">
      <style:text-properties style:font-name-asian="Arial" style:font-size-complex="10pt" fo:font-size="10pt" fo:font-weight="bold" style:font-style-asian="normal" style:text-line-through-type="none" fo:font-style="normal" style:font-name="Arial" style:font-style-complex="normal" fo:text-shadow="none" style:font-name-complex="Arial" style:font-size-asian="10pt" style:text-outline="false" style:font-weight-asian="bold" style:font-weight-complex="bold" style:text-underline-style="none" style:text-underline-color="font-color" fo:color="#000000"/>
    </style:style>
    <style:style style:name="T20" style:family="text">
      <style:text-properties style:font-name-asian="Arial" style:font-size-complex="10pt" fo:font-size="10pt" style:font-style-asian="normal" style:text-line-through-type="none" fo:font-style="normal" style:font-name="Arial" style:font-style-complex="normal" fo:text-shadow="none" style:font-name-complex="Arial" style:font-size-asian="10pt" style:text-outline="false" style:text-underline-style="none" style:text-underline-color="font-color" fo:color="#000000" fo:font-weight="normal" style:font-weight-asian="normal" style:font-weight-complex="normal"/>
    </style:style>
    <style:style style:name="T2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weight-asian="bold" fo:font-style="normal" style:text-line-through-type="none" fo:color="#000000" style:text-outline="false" fo:font-size="10pt" style:font-style-complex="normal" style:font-style-asian="normal" style:font-weight-complex="bold" style:text-underline-style="none" style:text-underline-color="font-color" fo:font-weight="bold" style:font-name="Arial" style:font-size-asian="10pt" style:font-name-complex="Arial" style:font-size-complex="10pt" style:font-name-asian="Arial" fo:text-shadow="none"/>
    </style:style>
    <style:style style:name="T23" style:family="text">
      <style:text-properties fo:font-style="normal" style:text-line-through-type="none" fo:color="#000000" style:text-outline="false" style:font-style-complex="normal" style:font-style-asian="normal" style:text-underline-style="none" style:text-underline-color="font-color" fo:text-shadow="none" fo:font-size="11pt" style:font-weight-asian="normal" style:font-size-complex="11pt" style:font-size-asian="11pt" style:font-weight-complex="normal" style:font-name-complex="Liberation Sans" style:font-name="Liberation Sans" fo:font-weight="normal" style:font-name-asian="Liberation Sans"/>
    </style:style>
    <style:style style:name="T24" style:family="text">
      <style:text-properties fo:font-style="normal" style:text-line-through-type="none" fo:color="#000000" style:text-outline="false" style:font-style-complex="normal" style:font-style-asian="normal" style:text-underline-style="none" style:text-underline-color="font-color" fo:text-shadow="none" style:font-name="Arial" style:font-weight-asian="bold" style:font-size-asian="10pt" style:font-size-complex="10pt" style:font-weight-complex="bold" style:font-name-asian="Arial" style:font-name-complex="Arial" fo:font-weight="bold" fo:font-size="10pt"/>
    </style:style>
    <style:style style:name="T25" style:family="text">
      <style:text-properties fo:font-style="normal" style:text-line-through-type="none" fo:color="#000000" style:text-outline="false" style:font-style-complex="normal" style:font-style-asian="normal" style:text-underline-style="none" style:text-underline-color="font-color" fo:text-shadow="none" style:font-name-complex="Liberation Sans" style:font-name-asian="Liberation Sans" fo:font-weight="normal" style:font-size-asian="11pt" style:font-name="Liberation Sans" style:font-size-complex="11pt" style:font-weight-asian="normal" fo:font-size="11pt" style:font-weight-complex="normal"/>
    </style:style>
    <style:style style:name="T26" style:family="text">
      <style:text-properties fo:font-style="normal" style:text-line-through-type="none" fo:color="#000000" style:text-outline="false" style:font-style-complex="normal" style:font-style-asian="normal" style:text-underline-style="none" style:text-underline-color="font-color" fo:text-shadow="none" style:font-name="Arial" fo:font-size="10pt" fo:font-weight="bold" style:font-name-asian="Arial" style:font-name-complex="Arial" style:font-size-asian="10pt" style:font-size-complex="10pt" style:font-weight-asian="bold" style:font-weight-complex="bold"/>
    </style:style>
    <style:style style:name="T27" style:family="text">
      <style:text-properties style:font-name="Arial" fo:color="#00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8" style:family="text">
      <style:text-properties style:font-style-asian="normal" fo:font-size="10pt" style:font-weight-asian="bold" style:text-line-through-type="none" style:text-underline-style="none" style:text-underline-color="font-color" style:font-size-complex="10pt" style:font-style-complex="normal" style:font-name-asian="Arial" fo:color="#000000" style:text-outline="false" style:font-size-asian="10pt" fo:font-weight="bold" style:font-weight-complex="bold" fo:font-style="normal" style:font-name-complex="Arial" fo:text-shadow="none" style:font-name="Arial"/>
    </style:style>
    <style:style style:name="T29" style:family="text">
      <style:text-properties style:font-style-asian="normal" style:text-line-through-type="none" style:text-underline-style="none" style:text-underline-color="font-color" style:font-style-complex="normal" fo:color="#000000" style:text-outline="false" fo:font-style="normal" fo:text-shadow="none" style:font-name="Liberation Sans" fo:font-size="11pt" fo:font-weight="normal" style:font-name-asian="Liberation Sans" style:font-name-complex="Liberation Sans" style:font-size-asian="11pt" style:font-size-complex="11pt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017" table:default-cell-style-name="ce11"/>
        <table:table-column table:style-name="co8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Manual TestSet of <text:s/>OnRemoteControlSettings RPC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Test Cases in the demo are not individual atomic tests, they should be performed as End To End flow</text:p>
          </table:table-cell>
          <table:table-cell table:style-name="ce12" table:number-columns-repeated="2"/>
          <table:table-cell table:style-name="ce24"/>
          <table:table-cell table:number-columns-repeated="1020"/>
        </table:table-row>
        <table:table-row table:style-name="ro2">
          <table:table-cell table:style-name="ce2"/>
          <table:table-cell table:style-name="ce12" table:number-columns-repeated="2"/>
          <table:table-cell table:style-name="ce24"/>
          <table:table-cell table:number-columns-repeated="1020"/>
        </table:table-row>
        <table:table-row table:style-name="ro3">
          <table:table-cell table:style-name="ce3" office:value-type="string" calcext:value-type="string">
            <text:p>Step #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Preconditions</text:p>
          </table:table-cell>
          <table:covered-table-cell table:number-columns-repeated="2"/>
          <table:table-cell table:style-name="ce25"/>
          <table:table-cell table:style-name="ce31" table:number-columns-repeated="12"/>
          <table:table-cell table:number-columns-repeated="100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uild SDL with default configuration</text:p>
          </table:table-cell>
          <table:table-cell table:style-name="ce13" office:value-type="string" calcext:value-type="string">
            <text:p>SDL is built successfully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etup SyncProxyTester (SPT)</text:p>
          </table:table-cell>
          <table:table-cell table:style-name="ce13" office:value-type="string" calcext:value-type="string">
            <text:p>SyncProxyTester is set up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Turn off Internet connection in order to disable interactions with cloud</text:p>
          </table:table-cell>
          <table:table-cell table:style-name="ce13" office:value-type="string" calcext:value-type="string">
            <text:p>Internet connection is turned off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art SDL and HMI</text:p>
          </table:table-cell>
          <table:table-cell table:style-name="ce13" office:value-type="string" calcext:value-type="string">
            <text:p>SDL is started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art HMI (check "plugin" RC radiobutton) and when 'OK'</text:p>
          </table:table-cell>
          <table:table-cell table:style-name="ce13" office:value-type="string" calcext:value-type="string">
            <text:p>HMI is started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Connect mobile device via any transport</text:p>
          </table:table-cell>
          <table:table-cell table:style-name="ce13" office:value-type="string" calcext:value-type="string">
            <text:p>Mobile device is connected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4" office:value-type="string" calcext:value-type="string">
            <text:p>Open Climate" module tab.</text:p>
          </table:table-cell>
          <table:table-cell table:style-name="ce14" office:value-type="string" calcext:value-type="string">
            <text:p><text:s/>For Temperature Unit "C" is choosen</text:p>
          </table:table-cell>
          <table:table-cell table:style-name="ce26"/>
          <table:table-cell table:style-name="ce32"/>
          <table:table-cell table:number-columns-repeated="1019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4" office:value-type="string" calcext:value-type="string">
            <text:p>Press on "Driver" button</text:p>
          </table:table-cell>
          <table:table-cell table:style-name="ce14" office:value-type="string" calcext:value-type="string">
            <text:p>"Drivers Device Selection Window" is opened</text:p>
          </table:table-cell>
          <table:table-cell table:style-name="ce26"/>
          <table:table-cell table:number-columns-repeated="1020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14" office:value-type="string" calcext:value-type="string">
            <text:p>Go to "Drivers device" drop-down filter and choose connected mobile device.</text:p>
          </table:table-cell>
          <table:table-cell table:style-name="ce14" office:value-type="string" calcext:value-type="string">
            <text:p>Connected device is present in the drop-down filter and selected.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Press "Set as Driver's" button.</text:p>
          </table:table-cell>
          <table:table-cell table:style-name="ce14" office:value-type="string" calcext:value-type="string">
            <text:p>"Current driver's device is <text:span text:style-name="T3">&lt;connected device&gt;"</text:span>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7" office:value-type="string" calcext:value-type="string">
            <text:p>Test case:</text:p>
          </table:table-cell>
          <table:table-cell table:style-name="ce15" office:value-type="string" calcext:value-type="string" table:number-columns-spanned="2" table:number-rows-spanned="1">
            <text:p>Registration of application</text:p>
          </table:table-cell>
          <table:covered-table-cell/>
          <table:table-cell table:style-name="ce25"/>
          <table:table-cell table:style-name="ce33"/>
          <table:table-cell table:style-name="ce31" table:number-columns-repeated="11"/>
          <table:table-cell table:number-columns-repeated="100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egister mobile application with the following parameters and values (mostly default ones):</text:p>
            <text:p>- 'AppName': 'SyncProxyTester1'</text:p>
            <text:p>- 'Media': 'Checked'</text:p>
            <text:p>- ‘App synonim1’: 'Synonim1'</text:p>
            <text:p>- ‘App synonim2’: 'Synonim2'</text:p>
            <text:p>- ‘TTS Text’: 'Sync Proxy Tester'</text:p>
            <text:p>- ‘TTS Text Type': 'TEXT'</text:p>
            <text:p>- ‘Language’: ‘EN-US’</text:p>
            <text:p>- ‘HMI language’: ‘EN-US’</text:p>
            <text:p>- ‘Transport Type’: &lt;Check_selected_transport_radio_button&gt;</text:p>
            <text:p>- ‘IP address’: 10.0.2.2 (if applicable)</text:p>
            <text:p>- ‘Port’: 12345 (if applicable)</text:p>
            <text:p>- 'App ID': '584421907'</text:p>
            <text:p>- 'More options':</text:p>
            <text:p><text:span text:style-name="T1">- ‘NGN Short App Name: 'SPT'</text:span></text:p>
            <text:p><text:span text:style-name="T1">- ‘Override Policies URL': 'Unchecked'</text:span></text:p>
            <text:p><text:span text:style-name="T1">- ‘Set app icon after registration': 'FIESTA'</text:span></text:p>
            <text:p><text:span text:style-name="T1">- ‘Enter Hash Id': 'Checked': 'Checked'</text:span></text:p>
            <text:p><text:span text:style-name="T1">- ‘Simulate Media Streaming App': unchecked</text:span></text:p>
            <text:p><text:span text:style-name="T1">- ‘Select Previous HashID': 'Checked'</text:span></text:p>
            <text:p><text:span text:style-name="T1">- ' Keep Bluetooth Port Open': 'Checked'</text:span></text:p>
            <text:p><text:span text:style-name="T1">- 'Enabe BT Multiplexing': 'Checked'</text:span></text:p>
            <text:p><text:span text:style-name="T1">- 'MTU Size': 'Unchecked'</text:span></text:p>
            <text:p><text:span text:style-name="T1">- 'Enabe Siphon Server': 'Unchecked'</text:span></text:p>
            <text:p><text:span text:style-name="T1">- 'Enabe App Resuming': 'Checked'</text:span></text:p>
            <text:p><text:span text:style-name="T1">- 'Policy data logs to SD-card': 'Checked'</text:span></text:p>
            <text:p><text:span text:style-name="T1">- 'Enabe Heartbeat': 'Unchecked'</text:span></text:p>
            <text:p><text:span text:style-name="T1">- 'Enabe Protocol Message Logging': 'Unchecked'</text:span></text:p>
            <text:p><text:span text:style-name="T1">- 'Enabe Auto Send RPC': 'Checked'</text:span></text:p>
            <text:p><text:span text:style-name="T1">- ' Include Media Library': 'Unchecked'</text:span></text:p>
            <text:p><text:span text:style-name="T1">- ' Include Security Library': 'Checked'</text:span></text:p>
            <text:p><text:span text:style-name="T1">- ' Enabe Secure RPC Service': 'Unchecked'</text:span></text:p>
            <text:p><text:span text:style-name="T1">- 'External Certificate': 'Unchecked'</text:span></text:p>
            <text:p><text:span text:style-name="T1">- 'Select App HMI Type': ‘REMOTE_CONTROL’</text:span></text:p>
            <text:p><text:span text:style-name="T1">- ‘Auto HMI Script': 'Unchecked'</text:span></text:p>
          </table:table-cell>
          <table:table-cell table:style-name="ce13" office:value-type="string" calcext:value-type="string">
            <text:p>Mobile application is registered successfully:</text:p>
            <text:p>App→SDL: RegisterAppInterface()</text:p>
            <text:p>SDL→HMI: BC.OnAppRegistered()</text:p>
            <text:p>SDL→App: SUCCESS: RegisterAppInterface()</text:p>
            <text:p>SDL→App: OnHMIStatus(NONE)</text:p>
            <text:p>SDL→App: OnPermissionsChange()</text:p>
            <text:p>SDL→App: OnHashChange()</text:p>
          </table:table-cell>
          <table:table-cell table:style-name="ce27"/>
          <table:table-cell table:number-columns-repeated="102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On HMI activate SPT application</text:p>
          </table:table-cell>
          <table:table-cell table:style-name="ce13" office:value-type="string" calcext:value-type="string">
            <text:p>Application is activated:</text:p>
            <text:p>SDL→App1: OnHMIStatus(FULL)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2-nd app. 1-st app - either NONE or BACKGROUND, 2-nd app - FULL for module type AUDIO</text:p>
          </table:table-cell>
          <table:covered-table-cell/>
          <table:table-cell table:style-name="ce25" office:value-type="string" calcext:value-type="string">
            <text:p>Req_1</text:p>
          </table:table-cell>
          <table:table-cell table:style-name="ce31" table:number-columns-repeated="12"/>
          <table:table-cell table:number-columns-repeated="1008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Register 2-nd mobile application with the following parameters and values (mostly default ones):</text:p>
            <text:p>- 'AppName': 'SyncProxyTester2'</text:p>
            <text:p>- 'Media': 'Checked'</text:p>
            <text:p>- ‘App synonim1’: 'Synonim1'</text:p>
            <text:p>- ‘App synonim2’: 'Synonim2'</text:p>
            <text:p>- ‘TTS Text’: 'Sync Proxy Tester'</text:p>
            <text:p>- ‘TTS Text Type': 'TEXT'</text:p>
            <text:p>- ‘Language’: ‘EN-US’</text:p>
            <text:p>- ‘HMI language’: ‘EN-US’</text:p>
            <text:p>- ‘Transport Type’: &lt;Check_selected_transport_radio_button&gt;</text:p>
            <text:p>- ‘IP address’: 10.0.2.2 (if applicable)</text:p>
            <text:p>- ‘Port’: 12345 (if applicable)</text:p>
            <text:p>- 'App ID': '773692255'</text:p>
            <text:p>- 'More options':</text:p>
            <text:p><text:span text:style-name="T1">- ‘NGN Short App Name: 'SPT'</text:span></text:p>
            <text:p><text:span text:style-name="T1">- ‘Override Policies URL': 'Unchecked'</text:span></text:p>
            <text:p><text:span text:style-name="T1">- ‘Set app icon after registration': 'FIESTA'</text:span></text:p>
            <text:p><text:span text:style-name="T1">- ‘Enter Hash Id': 'Checked': 'Checked'</text:span></text:p>
            <text:p><text:span text:style-name="T1">- ‘Simulate Media Streaming App': unchecked</text:span></text:p>
            <text:p><text:span text:style-name="T1">- ‘Select Previous HashID': 'Checked'</text:span></text:p>
            <text:p><text:span text:style-name="T1">- ' Keep Bluetooth Port Open': 'Checked'</text:span></text:p>
            <text:p><text:span text:style-name="T1">- 'Enabe BT Multiplexing': 'Checked'</text:span></text:p>
            <text:p><text:span text:style-name="T1">- 'MTU Size': 'Unchecked'</text:span></text:p>
            <text:p><text:span text:style-name="T1">- 'Enabe Siphon Server': 'Unchecked'</text:span></text:p>
            <text:p><text:span text:style-name="T1">- 'Enabe App Resuming': 'Checked'</text:span></text:p>
            <text:p><text:span text:style-name="T1">- 'Policy data logs to SD-card': 'Checked'</text:span></text:p>
            <text:p><text:span text:style-name="T1">- 'Enabe Heartbeat': 'Unchecked'</text:span></text:p>
            <text:p><text:span text:style-name="T1">- 'Enabe Protocol Message Logging': 'Unchecked'</text:span></text:p>
            <text:p><text:span text:style-name="T1">- 'Enabe Auto Send RPC': 'Checked'</text:span></text:p>
            <text:p><text:span text:style-name="T1">- ' Include Media Library': 'Unchecked'</text:span></text:p>
            <text:p><text:span text:style-name="T1">- ' Include Security Library': 'Checked'</text:span></text:p>
            <text:p><text:span text:style-name="T1">- ' Enabe Secure RPC Service': 'Unchecked'</text:span></text:p>
            <text:p><text:span text:style-name="T1">- 'External Certificate': 'Unchecked'</text:span></text:p>
            <text:p><text:span text:style-name="T1">- 'Select App HMI Type': ‘REMOTE_CONTROL’</text:span></text:p>
            <text:p><text:span text:style-name="T1">- ‘Auto HMI Script': 'Unchecked'</text:span></text:p>
          </table:table-cell>
          <table:table-cell table:style-name="ce13" office:value-type="string" calcext:value-type="string">
            <text:p>Mobile application is registered successfully:</text:p>
            <text:p>App2→SDL: RegisterAppInterface()</text:p>
            <text:p>SDL→HMI: BC.OnAppRegistered()</text:p>
            <text:p>SDL→App2: SUCCESS: RegisterAppInterface()</text:p>
            <text:p>SDL→App2: OnHMIStatus(NONE)</text:p>
            <text:p>SDL→App2: OnPermissionsChange()</text:p>
            <text:p>SDL→App2: OnHashChange()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On HMI activate 'SyncProxyTester1' application</text:p>
          </table:table-cell>
          <table:table-cell table:style-name="ce13" office:value-type="string" calcext:value-type="string">
            <text:p>App2 is activated:</text:p>
            <text:p>SDL→App1: OnHMIStatus(BACKGROUND)</text:p>
            <text:p>SDL→App2: OnHMIStatus(FULL)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On HMI set up to "accessMode" = "AUTO_ALLOW"</text:p>
          </table:table-cell>
          <table:table-cell table:style-name="ce22" office:value-type="string" calcext:value-type="string">
            <text:p>HMI is sent notification to SDL:</text:p>
            <text:p>HMI→SDL: RC.OnRemoteControlSettings(AUTO_ALLOW)</text:p>
            <text:p/>
          </table:table-cell>
          <table:table-cell table:style-name="ce26"/>
          <table:table-cell table:style-name="ce34"/>
          <table:table-cell table:number-columns-repeated="1019"/>
        </table:table-row>
        <table:table-row table:style-name="ro10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From app2 (FULL) )send - 'SetInteriorVehicleData’ RPC with On mobile device send - 'GetInteriorVehicleData’ RPC with moduleType= ‘<text:span text:style-name="T2">AUDIO</text:span>’</text:p>
            <text:p>Subscribe: 'checked', <text:span text:style-name="T3">'OFF</text:span>'</text:p>
            <text:p/>
            <text:p/>
            <text:p>AudioConrolData: <text:span text:style-name="T3">'checked'</text:span></text:p>
            <text:p/>
            <text:p/>
            <text:p>Change</text:p>
            <text:p>"AudioSource" <text:span text:style-name="T3">: 'checked', USB</text:span></text:p>
            <text:p/>
          </table:table-cell>
          <table:table-cell table:style-name="ce13" office:value-type="string" calcext:value-type="string">
            <text:p>SetInteriorVehicleData from app2 finished with SUCCESS:</text:p>
            <text:p>App2→SDL: SetInteriorVehicleData("moduleType":"AUDIO", audioControlData":{"<text:span text:style-name="T1">AudioSource</text:span>": <text:span text:style-name="T1">USB}</text:span>)</text:p>
            <text:p/>
            <text:p>SDL→HMI:RC.SetInteriorVehicleData("moduleType":"AUDIO", audioControlData":{"<text:span text:style-name="T1">AudioSource</text:span>": <text:span text:style-name="T1">USB}</text:span>)</text:p>
            <text:p/>
            <text:p>HMI→SDL: SUCCESS:RC.SetInteriorVehicleData("moduleType":"AUDIO", audioControlData":{"<text:span text:style-name="T1">AudioSource</text:span>": <text:span text:style-name="T1">USB</text:span>})</text:p>
            <text:p/>
            <text:p>SDL→App2: SUCCESS:SetInteriorVehicleData("moduleType":"AUDIO", audioControlData":{"<text:span text:style-name="T1">AudioSource</text:span>": <text:span text:style-name="T1">USB</text:span>})</text:p>
            <text:p/>
            <text:p><text:span text:style-name="T3">On HMI were changed "Audio Source" to USB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8" office:value-type="string" calcext:value-type="string" table:number-columns-spanned="2" table:number-rows-spanned="1">
            <text:p>Request control settings for 1-nd app. 1-st app - either NONE or BACKGROUND 2-nd app - FULL or LIMITED</text:p>
          </table:table-cell>
          <table:covered-table-cell/>
          <table:table-cell table:style-name="ce25" office:value-type="string" calcext:value-type="string">
            <text:p>Req_2</text:p>
          </table:table-cell>
          <table:table-cell table:style-name="ce35" table:number-columns-repeated="12"/>
          <table:table-cell table:style-name="ce39" table:number-columns-repeated="1008"/>
        </table:table-row>
        <table:table-row table:style-name="ro1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rom app1 (BACKGROUND) send - 'SetInteriorVehicleData’ RPC with On mobile device send - 'GetInteriorVehicleData’ RPC with moduleType= ‘<text:span text:style-name="T2">AUDIO</text:span>’</text:p>
            <text:p>Subscribe: 'checked', <text:span text:style-name="T3">'OFF</text:span>'</text:p>
            <text:p/>
            <text:p>AudioConrolData: <text:span text:style-name="T3">'checked'</text:span></text:p>
            <text:p/>
            <text:p>Change</text:p>
            <text:p>"<text:span text:style-name="T1">AudioSource</text:span>" <text:span text:style-name="T3">: 'checked', MOBILE_APP</text:span></text:p>
            <text:p/>
          </table:table-cell>
          <table:table-cell table:style-name="ce14" office:value-type="string" calcext:value-type="string">
            <text:p>SetInteriorVehicleData from app2 finished with <text:span text:style-name="T3">REJECTED</text:span>:</text:p>
            <text:p/>
            <text:p>App1→SDL: SetInteriorVehicleData("moduleType":"AUDIO", audioControlData":{"<text:span text:style-name="T1">AudioSource</text:span>":MOBILE_APP)</text:p>
            <text:p/>
            <text:p>SDL→App1: <text:span text:style-name="T3">REJECTED</text:span>:SetInteriorVehicleData("moduleType":"<text:span text:style-name="T1">AUDIO</text:span>", audioControlData":{"<text:span text:style-name="T1">AudioSource</text:span>":MOBILE_APP})</text:p>
            <text:p/>
            <text:p><text:span text:style-name="T3">App1 has no access to RC_modules</text:span></text:p>
            <text:p><text:span text:style-name="T3">On HMI there is no changes.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8" office:value-type="string" calcext:value-type="string">
            <text:p>Test case:</text:p>
          </table:table-cell>
          <table:table-cell table:style-name="ce19" office:value-type="string" calcext:value-type="string" table:number-columns-spanned="2" table:number-rows-spanned="1">
            <text:p>Request control settings for 2-nd app. 1-st app - app - LIMITED or FULL, <text:s/>2-nd app -either NONE or BACKGROUND</text:p>
          </table:table-cell>
          <table:covered-table-cell/>
          <table:table-cell table:style-name="ce28" office:value-type="string" calcext:value-type="string">
            <text:p>Req_4</text:p>
          </table:table-cell>
          <table:table-cell table:style-name="ce36"/>
          <table:table-cell table:style-name="ce38" table:number-columns-repeated="11"/>
          <table:table-cell table:number-columns-repeated="1008"/>
        </table:table-row>
        <table:table-row table:style-name="ro12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From app1 (FULL) send 'SetInteriorVehicleData’ RPC with On mobile device send - 'GetInteriorVehicleData’ RPC with moduleType= <text:span text:style-name="T3">‘AUDIO’</text:span></text:p>
            <text:p>Subscribe: 'checked',<text:span text:style-name="T3"> 'OFF'</text:span></text:p>
            <text:p/>
            <text:p>AudioControlData: <text:span text:style-name="T3">'checked'</text:span></text:p>
            <text:p/>
            <text:p>Change</text:p>
            <text:p><text:span text:style-name="T3">"AudioSource" : 'checked', MOBILE_APP</text:span></text:p>
          </table:table-cell>
          <table:table-cell table:style-name="ce14" office:value-type="string" calcext:value-type="string">
            <text:p>SetInteriorVehicleData from app1 finished with<text:span text:style-name="T3"> IN_USE:</text:span></text:p>
            <text:p/>
            <text:p>App1→SDL: SetInteriorVehicleData(moduleData":{"moduleType":"AUDIO","audioControlData":{""AudioSource":MOBILE_APP}}</text:p>
            <text:p/>
            <text:p>SDL→App2: IN_USE. SetInteriorVehicleData(moduleData":{"moduleType":"AUDIO","audioControlData":{""AudioSource":MOBILE_APP}}</text:p>
            <text:p/>
            <text:p/>
            <text:p><text:span text:style-name="T3">For app1 access denied to RC_modules</text:span></text:p>
            <text:p><text:span text:style-name="T3">On HMI there is no changes.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2-nd app. "accessMode" = "ASK_DRIVER". <text:s/>1-st app - <text:s/>FULL or LIMITED, <text:s/>2-nd app - either NONE or BACKGROUND</text:p>
          </table:table-cell>
          <table:covered-table-cell/>
          <table:table-cell table:style-name="ce25" office:value-type="string" calcext:value-type="string">
            <text:p>Req_5</text:p>
          </table:table-cell>
          <table:table-cell table:style-name="ce34"/>
          <table:table-cell table:number-columns-repeated="1019"/>
        </table:table-row>
        <table:table-row table:style-name="ro13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On HMI set up to "accessMode" = "ASK_DRIVER"</text:p>
          </table:table-cell>
          <table:table-cell table:style-name="ce22" office:value-type="string" calcext:value-type="string">
            <text:p>HMI is sent notification to SDL:</text:p>
            <text:p>HMI→SDL: RC.OnRemoteControlSettings(ASK_DRIVER)</text:p>
            <text:p/>
          </table:table-cell>
          <table:table-cell table:style-name="ce26"/>
          <table:table-cell table:style-name="ce34"/>
          <table:table-cell table:number-columns-repeated="1019"/>
        </table:table-row>
        <table:table-row table:style-name="ro14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From app1 (FULL) send 'SetInteriorVehicleData’ RPC with On mobile device send - 'GetInteriorVehicleData’ RPC with moduleType= <text:span text:style-name="T3">‘AUDIO’</text:span></text:p>
            <text:p>Subscribe: 'checked',<text:span text:style-name="T3"> 'OFF'</text:span></text:p>
            <text:p/>
            <text:p>AudioControlData: <text:span text:style-name="T3">'checked'</text:span></text:p>
            <text:p/>
            <text:p>Change</text:p>
            <text:p><text:span text:style-name="T3">"AudioSource" : 'checked', MOBILE_APP</text:span></text:p>
          </table:table-cell>
          <table:table-cell table:style-name="ce14" office:value-type="string" calcext:value-type="string">
            <text:p>App1→SDL: SetInteriorVehicleData(AUDIO,"AudioSource":MOBILE_APP)</text:p>
            <text:p/>
            <text:p>SDL→HMI RC.GetInteriorVehicleDataConsent(AUDIO)</text:p>
            <text:p/>
            <text:p><text:span text:style-name="T3">On HMI POP-UP is shown: Would you like to grant access for SyncProxyTester application for module Audio?" 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15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During 10 seconds press "OK" button in the appeared POP-UP</text:p>
          </table:table-cell>
          <table:table-cell table:style-name="ce14" office:value-type="string" calcext:value-type="string">
            <text:p>HMI→SDL RC.GetInteriorVehicleDataConsent <text:span text:style-name="T3">(allowed:true)</text:span></text:p>
            <text:p/>
            <text:p>SDL→HMI:RC.SetInteriorVehicleData(AUDIO,"AudioSource":MOBILE_APP)</text:p>
            <text:p/>
            <text:p>HMI→SDL: SUCCESS:RC.SetInteriorVehicleData(AUDIO,"AudioSource":MOBILE_APP)</text:p>
            <text:p/>
            <text:p>SDL→App1: SUCCESS:SetInteriorVehicleData(AUDIO,"AudioSource":MOBILE_APP)</text:p>
            <text:p/>
            <text:p>On HMI: AudioSource is changed to MOBILE_APP from App1.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2-nd app. 1-st app - either NONE or BACKGROUND, 2-nd app - FULL for module type LIGHT</text:p>
          </table:table-cell>
          <table:covered-table-cell/>
          <table:table-cell table:style-name="ce25" office:value-type="string" calcext:value-type="string">
            <text:p>Req_1</text:p>
          </table:table-cell>
          <table:table-cell table:style-name="ce31" table:number-columns-repeated="12"/>
          <table:table-cell table:number-columns-repeated="1008"/>
        </table:table-row>
        <table:table-row table:style-name="ro16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From app2 (FULL) )send - 'SetInteriorVehicleData’ RPC with On mobile device send - 'GetInteriorVehicleData’ RPC with moduleType= ‘<text:span text:style-name="T2">LIGHT</text:span>’</text:p>
            <text:p>Subscribe: 'checked', <text:span text:style-name="T3">'OFF</text:span>'</text:p>
            <text:p/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HIGH_BEAMS</text:span></text:p>
            <text:p/>
          </table:table-cell>
          <table:table-cell table:style-name="ce13" office:value-type="string" calcext:value-type="string">
            <text:p>SetInteriorVehicleData from app2 finished with SUCCESS:</text:p>
            <text:p>App2→SDL: SetInteriorVehicleData("moduleType":"LIGHT", lightControlData":{"<text:span text:style-name="T1">LightName</text:span>": HIGH_BEAMS<text:span text:style-name="T1">}</text:span>)</text:p>
            <text:p/>
            <text:p>SDL→HMI:RC.SetInteriorVehicleData("moduleType":"LIGHT", lightControlData":{"<text:span text:style-name="T1">LightName</text:span>": HIGH_BEAMS<text:span text:style-name="T1">}</text:span>)</text:p>
            <text:p/>
            <text:p>HMI→SDL: SUCCESS:RC.SetInteriorVehicleData("moduleType":"LIGHT", lightControlData":{"<text:span text:style-name="T1">LightName</text:span>": <text:span text:style-name="T1">HIGH_BEAMS</text:span>})</text:p>
            <text:p/>
            <text:p>SDL→App2: SUCCESS:SetInteriorVehicleData("moduleType":"LIGHT", lightControlData":{"<text:span text:style-name="T1">LightName</text:span>": <text:span text:style-name="T1">HIGH_BEAMS</text:span>})</text:p>
            <text:p/>
            <text:p><text:span text:style-name="T3">On HMI were changed "Audio Source" HIGH_BEAMS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8" office:value-type="string" calcext:value-type="string" table:number-columns-spanned="2" table:number-rows-spanned="1">
            <text:p>Request control settings for 1-nd app. 1-st app - either NONE or BACKGROUND 2-nd app - FULL or LIMITED</text:p>
          </table:table-cell>
          <table:covered-table-cell/>
          <table:table-cell table:style-name="ce25" office:value-type="string" calcext:value-type="string">
            <text:p>Req_2</text:p>
          </table:table-cell>
          <table:table-cell table:style-name="ce35" table:number-columns-repeated="12"/>
          <table:table-cell table:style-name="ce39" table:number-columns-repeated="1008"/>
        </table:table-row>
        <table:table-row table:style-name="ro17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rom app1 (BACKGROUND) send - 'SetInteriorVehicleData’ RPC with On mobile device send - 'GetInteriorVehicleData’ RPC with moduleType= ‘<text:span text:style-name="T2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>Change</text:p>
            <text:p>"LightName" <text:span text:style-name="T3">: 'checked', BRAKE_LIGHTS</text:span></text:p>
            <text:p/>
          </table:table-cell>
          <table:table-cell table:style-name="ce14" office:value-type="string" calcext:value-type="string">
            <text:p>SetInteriorVehicleData from app2 finished with <text:span text:style-name="T3">REJECTED</text:span>:</text:p>
            <text:p/>
            <text:p>App1→SDL: SetInteriorVehicleData("moduleType":"<text:span text:style-name="T2">LIGHT</text:span>", lightControlData":{"LightName":BRAKE_LIGHTS)</text:p>
            <text:p/>
            <text:p>SDL→App1: <text:span text:style-name="T3">REJECTED</text:span>:SetInteriorVehicleData("moduleType":"<text:span text:style-name="T2">LIGHT</text:span>", lightControlData":{"LightName":BRAKE_LIGHTS})</text:p>
            <text:p/>
            <text:p><text:span text:style-name="T3">App1 has no access to RC_modules</text:span></text:p>
            <text:p><text:span text:style-name="T3">On HMI there is no changes.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8" office:value-type="string" calcext:value-type="string">
            <text:p>Test case:</text:p>
          </table:table-cell>
          <table:table-cell table:style-name="ce19" office:value-type="string" calcext:value-type="string" table:number-columns-spanned="2" table:number-rows-spanned="1">
            <text:p>Request control settings for 2-nd app. 1-st app - app - LIMITED or FULL, <text:s/>2-nd app -either NONE or BACKGROUND</text:p>
          </table:table-cell>
          <table:covered-table-cell/>
          <table:table-cell table:style-name="ce28" office:value-type="string" calcext:value-type="string">
            <text:p>Req_4</text:p>
          </table:table-cell>
          <table:table-cell table:style-name="ce36"/>
          <table:table-cell table:style-name="ce38" table:number-columns-repeated="11"/>
          <table:table-cell table:number-columns-repeated="1008"/>
        </table:table-row>
        <table:table-row table:style-name="ro18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From app1 (FULL) send 'SetInteriorVehicleData’ RPC with On mobile device send - 'GetInteriorVehicleData’ RPC with moduleType= <text:span text:style-name="T3">‘LIGHT’</text:span></text:p>
            <text:p>Subscribe: 'checked',<text:span text:style-name="T3"> 'OFF'</text:span></text:p>
            <text:p/>
            <text:p>AudioControlData: <text:span text:style-name="T3">'checked'</text:span></text:p>
            <text:p/>
            <text:p>Change</text:p>
            <text:p><text:span text:style-name="T3">"LightName" : 'checked', HAZARD_LIGHTS</text:span></text:p>
          </table:table-cell>
          <table:table-cell table:style-name="ce14" office:value-type="string" calcext:value-type="string">
            <text:p>SetInteriorVehicleData from app1 finished with<text:span text:style-name="T3"> IN_USE:</text:span></text:p>
            <text:p/>
            <text:p>App1→SDL: SetInteriorVehicleData(moduleData":{"moduleType":"LIGHT","lightControlData":{""LightName":HAZARD_LIGHTS}}</text:p>
            <text:p/>
            <text:p>SDL→App2: IN_USE. SetInteriorVehicleData(moduleData":{"moduleType":"LIGHT","lightControlData":{""LightName":HAZARD_LIGHTS}}</text:p>
            <text:p/>
            <text:p/>
            <text:p><text:span text:style-name="T3">For app1 access denied to RC_modules</text:span></text:p>
            <text:p><text:span text:style-name="T3">On HMI there is no changes.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2-nd app. "accessMode" = "ASK_DRIVER". <text:s/>1-st app - <text:s/>FULL or LIMITED, <text:s/>2-nd app - either NONE or BACKGROUND</text:p>
          </table:table-cell>
          <table:covered-table-cell/>
          <table:table-cell table:style-name="ce25" office:value-type="string" calcext:value-type="string">
            <text:p>Req_5</text:p>
          </table:table-cell>
          <table:table-cell table:style-name="ce34"/>
          <table:table-cell table:number-columns-repeated="1019"/>
        </table:table-row>
        <table:table-row table:style-name="ro13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On HMI set up to "accessMode" = "ASK_DRIVER"</text:p>
          </table:table-cell>
          <table:table-cell table:style-name="ce22" office:value-type="string" calcext:value-type="string">
            <text:p>HMI is sent notification to SDL:</text:p>
            <text:p>HMI→SDL: RC.OnRemoteControlSettings(ASK_DRIVER)</text:p>
            <text:p/>
          </table:table-cell>
          <table:table-cell table:style-name="ce26"/>
          <table:table-cell table:style-name="ce34"/>
          <table:table-cell table:number-columns-repeated="1019"/>
        </table:table-row>
        <table:table-row table:style-name="ro19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From app1 (FULL) send 'SetInteriorVehicleData’ RPC with On mobile device send - 'GetInteriorVehicleData’ RPC with moduleType= <text:span text:style-name="T3">‘LIGHT’</text:span></text:p>
            <text:p>Subscribe: 'checked',<text:span text:style-name="T3"> 'OFF'</text:span></text:p>
            <text:p/>
            <text:p>LightControlData: <text:span text:style-name="T3">'checked'</text:span></text:p>
            <text:p/>
            <text:p>Change</text:p>
            <text:p><text:span text:style-name="T4">"LightName" : 'checked', READING_LIGHTS</text:span></text:p>
          </table:table-cell>
          <table:table-cell table:style-name="ce14" office:value-type="string" calcext:value-type="string">
            <text:p>App1→SDL: SetInteriorVehicleData(LIGHT,"AudioSource":READING_LIGHTS)</text:p>
            <text:p/>
            <text:p>SDL→HMI RC.GetInteriorVehicleDataConsent(LIGHT)</text:p>
            <text:p/>
            <text:p><text:span text:style-name="T3">On HMI POP-UP is shown: Would you like to grant access for SyncProxyTester application for module LIGHT?" 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20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During 10 seconds press "OK" button in the appeared POP-UP</text:p>
          </table:table-cell>
          <table:table-cell table:style-name="ce14" office:value-type="string" calcext:value-type="string">
            <text:p>HMI→SDL RC.GetInteriorVehicleDataConsent <text:span text:style-name="T3">(allowed:true)</text:span></text:p>
            <text:p/>
            <text:p>SDL→HMI:RC.SetInteriorVehicleData(LIGHT,"LightSource":READING_LIGHTS)</text:p>
            <text:p/>
            <text:p>HMI→SDL: SUCCESS:RC.SetInteriorVehicleData(LIGHT,"LightSource":READING_LIGHTS)</text:p>
            <text:p/>
            <text:p>SDL→App1: SUCCESS:SetInteriorVehicleData(LIGHT,"LightSource":READING_LIGHTS)</text:p>
            <text:p/>
            <text:p>On HMI: LightSource is changed to READING_LIGHTS from App1.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2-nd app. 1-st app - either NONE or BACKGROUND, 2-nd app - FULL for module type HMI Settings</text:p>
          </table:table-cell>
          <table:covered-table-cell/>
          <table:table-cell table:style-name="ce25" office:value-type="string" calcext:value-type="string">
            <text:p>Req_1</text:p>
          </table:table-cell>
          <table:table-cell table:style-name="ce31" table:number-columns-repeated="12"/>
          <table:table-cell table:number-columns-repeated="1008"/>
        </table:table-row>
        <table:table-row table:style-name="ro21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From app2 (FULL) )send - 'SetInteriorVehicleData’ RPC with On mobile device send - 'GetInteriorVehicleData’ RPC with moduleType= ‘<text:span text:style-name="T2">HMI Settings</text:span>’</text:p>
            <text:p>Subscribe: 'checked', <text:span text:style-name="T3">'OFF</text:span>'</text:p>
            <text:p/>
            <text:p/>
            <text:p>HMI SettingsConrolData: <text:span text:style-name="T3">'checked'</text:span></text:p>
            <text:p/>
            <text:p/>
            <text:p>Change</text:p>
            <text:p>"DisplayMode" <text:span text:style-name="T5">: 'checked', AUTO</text:span></text:p>
            <text:p/>
          </table:table-cell>
          <table:table-cell table:style-name="ce13" office:value-type="string" calcext:value-type="string">
            <text:p>SetInteriorVehicleData from app2 finished with SUCCESS:</text:p>
            <text:p>App2→SDL: SetInteriorVehicleData("moduleType":"<text:span text:style-name="T17">HMI Settings</text:span>", HMISettingsConrolData":{"<text:span text:style-name="T18">DisplayMode</text:span>": <text:span text:style-name="T19">AUTO</text:span><text:span text:style-name="T20">}</text:span>)</text:p>
            <text:p/>
            <text:p>SDL→HMI:RC.SetInteriorVehicleData("moduleType":"<text:span text:style-name="T17">HMI Settings</text:span>", HMISettingsConrolData":{"<text:span text:style-name="T18">DisplayMode</text:span>": <text:span text:style-name="T19">AUTO</text:span><text:span text:style-name="T20">}</text:span>)</text:p>
            <text:p/>
            <text:p>HMI→SDL: SUCCESS:RC.SetInteriorVehicleData("moduleType":"<text:span text:style-name="T12">HMI Settings</text:span>", HMISettingsConrolData":{"<text:span text:style-name="T1">DisplayMode</text:span>": <text:span text:style-name="T3">AUTO</text:span>})</text:p>
            <text:p/>
            <text:p>SDL→App2: SUCCESS:SetInteriorVehicleData("moduleType":"<text:span text:style-name="T12">HMI Settings</text:span>", HMISettingsConrolData":{"<text:span text:style-name="T1">DisplayMode</text:span>": <text:span text:style-name="T3">AUTO</text:span>})</text:p>
            <text:p/>
            <text:p><text:span text:style-name="T5">On HMI were changed "Audio Source" AUTO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8" office:value-type="string" calcext:value-type="string" table:number-columns-spanned="2" table:number-rows-spanned="1">
            <text:p>Request control settings for 1-nd app. 1-st app - either NONE or BACKGROUND 2-nd app - FULL or LIMITED</text:p>
          </table:table-cell>
          <table:covered-table-cell/>
          <table:table-cell table:style-name="ce25" office:value-type="string" calcext:value-type="string">
            <text:p>Req_2</text:p>
          </table:table-cell>
          <table:table-cell table:style-name="ce35" table:number-columns-repeated="12"/>
          <table:table-cell table:style-name="ce39" table:number-columns-repeated="1008"/>
        </table:table-row>
        <table:table-row table:style-name="ro17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rom app1 (BACKGROUND) send - 'SetInteriorVehicleData’ RPC with On mobile device send - 'GetInteriorVehicleData’ RPC with moduleType= ‘<text:span text:style-name="T2">HMI Settings</text:span>’</text:p>
            <text:p>Subscribe: 'checked', <text:span text:style-name="T3">'OFF</text:span>'</text:p>
            <text:p/>
            <text:p>HMISettingsConrolData: <text:span text:style-name="T3">'checked'</text:span></text:p>
            <text:p/>
            <text:p>Change</text:p>
            <text:p>"DistanceUnit" <text:span text:style-name="T5">: 'checked', MILES</text:span></text:p>
            <text:p/>
          </table:table-cell>
          <table:table-cell table:style-name="ce14" office:value-type="string" calcext:value-type="string">
            <text:p>SetInteriorVehicleData from app2 finished with <text:span text:style-name="T3">REJECTED</text:span>:</text:p>
            <text:p/>
            <text:p>App1→SDL: SetInteriorVehicleData("moduleType":"<text:span text:style-name="T12">HMI Settings</text:span>", HMISettingsConrolData":{"DistanceUnit":<text:span text:style-name="T3">MILES</text:span>)</text:p>
            <text:p/>
            <text:p>SDL→App1: <text:span text:style-name="T3">REJECTED</text:span>:SetInteriorVehicleData("moduleType":"<text:span text:style-name="T12">HMI Settings</text:span>", HMISettingsConrolData":{"DistanceUnit":<text:span text:style-name="T3">MILES</text:span>})</text:p>
            <text:p/>
            <text:p><text:span text:style-name="T3">App1 has no access to RC_modules</text:span></text:p>
            <text:p><text:span text:style-name="T3">On HMI there is no changes.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8" office:value-type="string" calcext:value-type="string">
            <text:p>Test case:</text:p>
          </table:table-cell>
          <table:table-cell table:style-name="ce19" office:value-type="string" calcext:value-type="string" table:number-columns-spanned="2" table:number-rows-spanned="1">
            <text:p>Request control settings for 2-nd app. 1-st app - app - LIMITED or FULL, <text:s/>2-nd app -either NONE or BACKGROUND</text:p>
          </table:table-cell>
          <table:covered-table-cell/>
          <table:table-cell table:style-name="ce28" office:value-type="string" calcext:value-type="string">
            <text:p>Req_4</text:p>
          </table:table-cell>
          <table:table-cell table:style-name="ce36"/>
          <table:table-cell table:style-name="ce38" table:number-columns-repeated="11"/>
          <table:table-cell table:number-columns-repeated="1008"/>
        </table:table-row>
        <table:table-row table:style-name="ro22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From app1 (FULL) send 'SetInteriorVehicleData’ RPC with On mobile device send - 'GetInteriorVehicleData’ RPC with moduleType= <text:span text:style-name="T6">‘</text:span><text:span text:style-name="T7">HMI Settings</text:span><text:span text:style-name="T8">’</text:span></text:p>
            <text:p>Subscribe: 'checked',<text:span text:style-name="T3"> 'OFF'</text:span></text:p>
            <text:p/>
            <text:p>HMISettingaControlData: <text:span text:style-name="T3">'checked'</text:span></text:p>
            <text:p/>
            <text:p>Change</text:p>
            <text:p><text:span text:style-name="T3">"TemperatureUnit" : 50</text:span></text:p>
          </table:table-cell>
          <table:table-cell table:style-name="ce14" office:value-type="string" calcext:value-type="string">
            <text:p>SetInteriorVehicleData from app1 finished with<text:span text:style-name="T3"> IN_USE:</text:span></text:p>
            <text:p/>
            <text:p>App1→SDL: SetInteriorVehicleData(moduleData":{"moduleType":"<text:span text:style-name="T12">HMI Settings</text:span>","<text:span text:style-name="T12">HMISettings</text:span>ControlData":{""TemperatureUnit":50}}</text:p>
            <text:p/>
            <text:p>SDL→App2: IN_USE. SetInteriorVehicleData(moduleData":{"moduleType":"<text:span text:style-name="T12">HMI Settings</text:span>","<text:span text:style-name="T12">HMISettings</text:span>ControlData":{""TemperatureUnit":50}}</text:p>
            <text:p/>
            <text:p/>
            <text:p><text:span text:style-name="T3">For app1 access denied to RC_modules</text:span></text:p>
            <text:p><text:span text:style-name="T3">On HMI there is no changes.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2-nd app. "accessMode" = "ASK_DRIVER". <text:s/>1-st app - <text:s/>FULL or LIMITED, <text:s/>2-nd app - either NONE or BACKGROUND</text:p>
          </table:table-cell>
          <table:covered-table-cell/>
          <table:table-cell table:style-name="ce25" office:value-type="string" calcext:value-type="string">
            <text:p>Req_5</text:p>
          </table:table-cell>
          <table:table-cell table:style-name="ce34"/>
          <table:table-cell table:number-columns-repeated="1019"/>
        </table:table-row>
        <table:table-row table:style-name="ro13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On HMI set up to "accessMode" = "ASK_DRIVER"</text:p>
          </table:table-cell>
          <table:table-cell table:style-name="ce22" office:value-type="string" calcext:value-type="string">
            <text:p>HMI is sent notification to SDL:</text:p>
            <text:p>HMI→SDL: RC.OnRemoteControlSettings(ASK_DRIVER)</text:p>
            <text:p/>
          </table:table-cell>
          <table:table-cell table:style-name="ce26"/>
          <table:table-cell table:style-name="ce34"/>
          <table:table-cell table:number-columns-repeated="1019"/>
        </table:table-row>
        <table:table-row table:style-name="ro23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From app1 (FULL) send 'SetInteriorVehicleData’ RPC with On mobile device send - 'GetInteriorVehicleData’ RPC with moduleType= <text:span text:style-name="T9">‘‘</text:span><text:span text:style-name="T10">HMI Settings</text:span><text:span text:style-name="T11">’</text:span></text:p>
            <text:p>Subscribe: 'checked',<text:span text:style-name="T3"> 'OFF'</text:span></text:p>
            <text:p/>
            <text:p><text:span text:style-name="T12">HMISettings</text:span>ControlData: <text:span text:style-name="T3">'checked'</text:span></text:p>
            <text:p/>
            <text:p>Change</text:p>
            <text:p><text:span text:style-name="T4">"TemperatureUnit" : 'checked', 75</text:span></text:p>
          </table:table-cell>
          <table:table-cell table:style-name="ce14" office:value-type="string" calcext:value-type="string">
            <text:p>App1→SDL: SetInteriorVehicleData(<text:span text:style-name="T12">HMI Settings</text:span>,"<text:span text:style-name="T3">TemperatureUnit</text:span>": 75)</text:p>
            <text:p/>
            <text:p>SDL→HMI RC.GetInteriorVehicleDataConsent(<text:span text:style-name="T12">HMI Settings</text:span>)</text:p>
            <text:p/>
            <text:p><text:span text:style-name="T6">On HMI POP-UP is shown: Would you like to grant access for SyncProxyTester application for module </text:span><text:span text:style-name="T7">HMI Settings</text:span><text:span text:style-name="T8">?" 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24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During 10 seconds press "OK" button in the appeared POP-UP</text:p>
          </table:table-cell>
          <table:table-cell table:style-name="ce14" office:value-type="string" calcext:value-type="string">
            <text:p>HMI→SDL RC.GetInteriorVehicleDataConsent <text:span text:style-name="T3">(allowed:true)</text:span></text:p>
            <text:p/>
            <text:p>SDL→HMI:RC.SetInteriorVehicleData(<text:span text:style-name="T12">HMISettings</text:span>,"<text:span text:style-name="T3">TemperatureUnit</text:span>": 75)</text:p>
            <text:p/>
            <text:p>HMI→SDL: SUCCESS:RC.SetInteriorVehicleData(<text:span text:style-name="T12">HMISettings</text:span>,"<text:span text:style-name="T3">TemperatureUnit</text:span>": 75)</text:p>
            <text:p/>
            <text:p>SDL→App1: SUCCESS:SetInteriorVehicleData(<text:span text:style-name="T12">HMISettings</text:span>,"<text:span text:style-name="T3">TemperatureUnit</text:span>": 75)</text:p>
            <text:p/>
            <text:p>On HMI:<text:span text:style-name="T3">TemperatureUnit</text:span> is changed to 75  from App1.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2-nd app. 1-st app - either NONE or BACKGROUND, 2-nd app - FULL for module type CLIMATE</text:p>
          </table:table-cell>
          <table:covered-table-cell/>
          <table:table-cell table:style-name="ce25" office:value-type="string" calcext:value-type="string">
            <text:p>Req_1</text:p>
          </table:table-cell>
          <table:table-cell table:style-name="ce31" table:number-columns-repeated="12"/>
          <table:table-cell table:number-columns-repeated="1008"/>
        </table:table-row>
        <table:table-row table:style-name="ro25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From app2 (FULL) )send - 'SetInteriorVehicleData’ RPC with On mobile device send - 'GetInteriorVehicleData’ RPC with moduleType= ‘<text:span text:style-name="T2">CLIMATE</text:span>’</text:p>
            <text:p>Subscribe: 'checked', <text:span text:style-name="T3">'OFF</text:span>'</text:p>
            <text:p/>
            <text:p/>
            <text:p>ClimateConrolData: <text:span text:style-name="T3">'checked'</text:span></text:p>
            <text:p/>
            <text:p/>
            <text:p>Change</text:p>
            <text:p><text:span text:style-name="T13">"heatedSteeringWheelEnable" </text:span><text:span text:style-name="T14">: 'checked', turn on</text:span></text:p>
            <text:p/>
          </table:table-cell>
          <table:table-cell table:style-name="ce13" office:value-type="string" calcext:value-type="string">
            <text:p>SetInteriorVehicleData from app2 finished with SUCCESS:</text:p>
            <text:p>App2→SDL: SetInteriorVehicleData("moduleType":"<text:span text:style-name="T12">CLIMATE</text:span>", RadioConrolData":{<text:span text:style-name="T21">"heatedSteeringWheelEnable":</text:span>turn on<text:span text:style-name="T1">}</text:span>)</text:p>
            <text:p/>
            <text:p>SDL→HMI:RC.SetInteriorVehicleData("moduleType":"<text:span text:style-name="T12">CLIMATE</text:span>", ClimateConrolData":{<text:span text:style-name="T21">"heatedSteeringWheelEnable":</text:span>turn on<text:span text:style-name="T1">}</text:span>)</text:p>
            <text:p/>
            <text:p>HMI→SDL: SUCCESS:RC.SetInteriorVehicleData("moduleType":"<text:span text:style-name="T12">CLIMATE</text:span>", ClimateConrolData":{<text:span text:style-name="T21">"heatedSteeringWheelEnable":</text:span>turn on})</text:p>
            <text:p/>
            <text:p>SDL→App2: SUCCESS:SetInteriorVehicleData("moduleType":"<text:span text:style-name="T12">CLIMATE</text:span>", ClimateConrolData":{<text:span text:style-name="T21">"heatedSteeringWheelEnable":</text:span>turn on})</text:p>
            <text:p/>
            <text:p><text:span text:style-name="T22">On HMI were changed </text:span><text:span text:style-name="T23">"</text:span><text:span text:style-name="T24">heatedSteeringWheelEnable</text:span><text:span text:style-name="T25">" to </text:span><text:span text:style-name="T26">turn on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8" office:value-type="string" calcext:value-type="string" table:number-columns-spanned="2" table:number-rows-spanned="1">
            <text:p>Request control settings for 1-nd app. 1-st app - either NONE or BACKGROUND 2-nd app - FULL or LIMITED</text:p>
          </table:table-cell>
          <table:covered-table-cell/>
          <table:table-cell table:style-name="ce25" office:value-type="string" calcext:value-type="string">
            <text:p>Req_2</text:p>
          </table:table-cell>
          <table:table-cell table:style-name="ce35" table:number-columns-repeated="12"/>
          <table:table-cell table:style-name="ce39" table:number-columns-repeated="1008"/>
        </table:table-row>
        <table:table-row table:style-name="ro26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From app2 (FULL) )send - 'SetInteriorVehicleData’ RPC with On mobile device send - 'GetInteriorVehicleData’ RPC with moduleType= ‘<text:span text:style-name="T2">CLIMATE</text:span>’</text:p>
            <text:p>Subscribe: 'checked', <text:span text:style-name="T3">'OFF</text:span>'</text:p>
            <text:p/>
            <text:p/>
            <text:p>ClimateConrolData: <text:span text:style-name="T3">'checked'</text:span></text:p>
            <text:p/>
            <text:p/>
            <text:p>Change</text:p>
            <text:p><text:span text:style-name="T13">"heatedSteeringWheelEnable" </text:span><text:span text:style-name="T14">: 'checked', turn off</text:span></text:p>
            <text:p/>
          </table:table-cell>
          <table:table-cell table:style-name="ce13" office:value-type="string" calcext:value-type="string">
            <text:p>SetInteriorVehicleData from app2 finished with SUCCESS:</text:p>
            <text:p>App2→SDL: SetInteriorVehicleData("moduleType":"<text:span text:style-name="T12">CLIMATE</text:span>", RadioConrolData":{<text:span text:style-name="T21">"heatedSteeringWheelEnable":</text:span>turn off<text:span text:style-name="T1">}</text:span>)</text:p>
            <text:p/>
            <text:p>SDL→HMI:RC.SetInteriorVehicleData("moduleType":"<text:span text:style-name="T12">CLIMATE</text:span>", ClimateConrolData":{<text:span text:style-name="T21">"heatedSteeringWheelEnable":</text:span>turn off<text:span text:style-name="T1">}</text:span>)</text:p>
            <text:p/>
            <text:p>HMI→SDL: SUCCESS:RC.SetInteriorVehicleData("moduleType":"<text:span text:style-name="T12">CLIMATE</text:span>", ClimateConrolData":{<text:span text:style-name="T21">"heatedSteeringWheelEnable":</text:span>turn off})</text:p>
            <text:p/>
            <text:p>SDL→App2: SUCCESS:SetInteriorVehicleData("moduleType":"<text:span text:style-name="T12">CLIMATE</text:span>", ClimateConrolData":{<text:span text:style-name="T21">"heatedSteeringWheelEnable":</text:span>turn off})</text:p>
            <text:p/>
            <text:p><text:span text:style-name="T22">On HMI were changed </text:span><text:span text:style-name="T23">"</text:span><text:span text:style-name="T24">heatedSteeringWheelEnable</text:span><text:span text:style-name="T25">" to </text:span><text:span text:style-name="T26">turn off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8" office:value-type="string" calcext:value-type="string">
            <text:p>Test case:</text:p>
          </table:table-cell>
          <table:table-cell table:style-name="ce19" office:value-type="string" calcext:value-type="string" table:number-columns-spanned="2" table:number-rows-spanned="1">
            <text:p>Request control settings for 2-nd app. 1-st app - app - LIMITED or FULL, <text:s/>2-nd app -either NONE or BACKGROUND</text:p>
          </table:table-cell>
          <table:covered-table-cell/>
          <table:table-cell table:style-name="ce28" office:value-type="string" calcext:value-type="string">
            <text:p>Req_4</text:p>
          </table:table-cell>
          <table:table-cell table:style-name="ce36"/>
          <table:table-cell table:style-name="ce38" table:number-columns-repeated="11"/>
          <table:table-cell table:number-columns-repeated="1008"/>
        </table:table-row>
        <table:table-row table:style-name="ro27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From app1 (FULL) send 'SetInteriorVehicleData’ RPC with On mobile device send - 'GetInteriorVehicleData’ RPC with moduleType= <text:span text:style-name="T6">‘</text:span><text:span text:style-name="T7">CLIMATE</text:span><text:span text:style-name="T8">’</text:span></text:p>
            <text:p>Subscribe: 'checked',<text:span text:style-name="T3"> 'OFF'</text:span></text:p>
            <text:p/>
            <text:p>ClimateControlData: <text:span text:style-name="T3">'checked'</text:span></text:p>
            <text:p/>
            <text:p>Change</text:p>
            <text:p><text:span text:style-name="T5">"heatedWindshieldEnable" : 'checked', enabled</text:span></text:p>
          </table:table-cell>
          <table:table-cell table:style-name="ce14" office:value-type="string" calcext:value-type="string">
            <text:p>SetInteriorVehicleData from app1 finished with<text:span text:style-name="T3"> IN_USE:</text:span></text:p>
            <text:p/>
            <text:p>App1→SDL: SetInteriorVehicleData(moduleData":{"moduleType":"<text:span text:style-name="T12">CLIMATE</text:span>","<text:span text:style-name="T12">Climate</text:span>ControlData":{""<text:span text:style-name="T21">heatedWindshieldEnable":</text:span>enabled}}</text:p>
            <text:p/>
            <text:p>SDL→App2: IN_USE. SetInteriorVehicleData(moduleData":{"moduleType":"<text:span text:style-name="T12">CLIMATE</text:span>","<text:span text:style-name="T12">Climate</text:span>ControlData":{""<text:span text:style-name="T21">heatedWindshieldEnable":</text:span>enabled}}</text:p>
            <text:p/>
            <text:p/>
            <text:p><text:span text:style-name="T3">For app1 access denied to RC_modules</text:span></text:p>
            <text:p><text:span text:style-name="T3">On HMI there is no changes.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6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2-nd app. "accessMode" = "ASK_DRIVER". <text:s/>1-st app - <text:s/>FULL or LIMITED, <text:s/>2-nd app - either NONE or BACKGROUND</text:p>
          </table:table-cell>
          <table:covered-table-cell/>
          <table:table-cell table:style-name="ce25" office:value-type="string" calcext:value-type="string">
            <text:p>Req_5</text:p>
          </table:table-cell>
          <table:table-cell table:style-name="ce34"/>
          <table:table-cell table:number-columns-repeated="1019"/>
        </table:table-row>
        <table:table-row table:style-name="ro13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On HMI set up to <text:s/>"ASK_DRIVER"</text:p>
          </table:table-cell>
          <table:table-cell table:style-name="ce22" office:value-type="string" calcext:value-type="string">
            <text:p>HMI is sent notification to SDL:</text:p>
            <text:p>HMI→SDL: RC.OnRemoteControlSettings(ASK_DRIVER)</text:p>
            <text:p/>
          </table:table-cell>
          <table:table-cell table:style-name="ce26"/>
          <table:table-cell table:style-name="ce34"/>
          <table:table-cell table:number-columns-repeated="1019"/>
        </table:table-row>
        <table:table-row table:style-name="ro28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From app1 (FULL) send 'SetInteriorVehicleData’ RPC with On mobile device send - 'GetInteriorVehicleData’ RPC with moduleType= <text:span text:style-name="T9">‘‘</text:span><text:span text:style-name="T10">CLIMATE</text:span><text:span text:style-name="T11">’</text:span></text:p>
            <text:p>Subscribe: 'checked',<text:span text:style-name="T3"> 'OFF'</text:span></text:p>
            <text:p/>
            <text:p><text:span text:style-name="T12">Climate</text:span>ControlData: <text:span text:style-name="T3">'checked'</text:span></text:p>
            <text:p/>
            <text:p>Change</text:p>
            <text:p><text:span text:style-name="T3">"heatedWindshieldEnable" : 'checked', disabled</text:span></text:p>
          </table:table-cell>
          <table:table-cell table:style-name="ce14" office:value-type="string" calcext:value-type="string">
            <text:p>App1→SDL: SetInteriorVehicleData(<text:span text:style-name="T12">CLIMATE</text:span>,<text:span text:style-name="T21">"heatedWindshieldEnable": disenabled</text:span>)</text:p>
            <text:p/>
            <text:p>SDL→HMI RC.GetInteriorVehicleDataConsent(<text:span text:style-name="T12">CLIMATE</text:span>)</text:p>
            <text:p/>
            <text:p><text:span text:style-name="T6">On HMI POP-UP is shown: Would you like to grant access for SyncProxyTester application for module </text:span><text:span text:style-name="T7">CLIMATE</text:span><text:span text:style-name="T8">?" </text:span>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29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During 10 seconds press "OK" button in the appeared POP-UP</text:p>
          </table:table-cell>
          <table:table-cell table:style-name="ce14" office:value-type="string" calcext:value-type="string">
            <text:p>HMI→SDL RC.GetInteriorVehicleDataConsent <text:span text:style-name="T3">(allowed:true)</text:span></text:p>
            <text:p/>
            <text:p>SDL→HMI:RC.SetInteriorVehicleData(<text:span text:style-name="T12">CLIMATE</text:span>,"<text:span text:style-name="T21">"heatedWindshieldEnable": disenabled</text:span>)</text:p>
            <text:p/>
            <text:p>HMI→SDL: SUCCESS:RC.SetInteriorVehicleData(<text:span text:style-name="T27">CLIMATE</text:span>,"<text:span text:style-name="T28">T</text:span><text:span text:style-name="T29">"heatedWindshieldEnable": disenabled</text:span>)</text:p>
            <text:p/>
            <text:p>SDL→App1: SUCCESS:SetInteriorVehicleData(<text:span text:style-name="T12">CLIMATE</text:span>,"<text:span text:style-name="T21">"heatedWindshieldEnable": disenabled</text:span>)</text:p>
            <text:p/>
            <text:p>On HMI:<text:span text:style-name="T21">heatedWindshieldEnable</text:span> is changed to <text:span text:style-name="T21">disenabled</text:span>  from App1.</text:p>
          </table:table-cell>
          <table:table-cell table:style-name="ce26"/>
          <table:table-cell table:style-name="ce34"/>
          <table:table-cell table:number-columns-repeated="1019"/>
        </table:table-row>
        <table:table-row table:style-name="ro30">
          <table:table-cell table:style-name="ce9" office:value-type="string" calcext:value-type="string">
            <text:p>Test case:</text:p>
          </table:table-cell>
          <table:table-cell table:style-name="ce20" office:value-type="string" calcext:value-type="string" table:number-columns-spanned="2" table:number-rows-spanned="1">
            <text:p>Shutdown (Ignition OFF)</text:p>
          </table:table-cell>
          <table:covered-table-cell table:style-name="ce20"/>
          <table:table-cell table:style-name="ce29"/>
          <table:table-cell table:style-name="ce37" table:number-columns-repeated="12"/>
          <table:table-cell table:style-name="Default" table:number-columns-repeated="1008"/>
        </table:table-row>
        <table:table-row table:style-name="ro31"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On HMI press "Exit Application" button, make sure, that from drop-down filter IGNITION_OFF reason is selected</text:p>
          </table:table-cell>
          <table:table-cell table:style-name="ce23" office:value-type="string" calcext:value-type="string">
            <text:p>HMI→SDL: BC.OnExitAllApplications(IGNITION_OFF)</text:p>
            <text:p>SDL→HMI: BC.OnSDLClose()</text:p>
            <text:p>SDL→App: OnAppInterfaceUnregistered() </text:p>
            <text:p>SDL stops working</text:p>
          </table:table-cell>
          <table:table-cell table:style-name="ce30"/>
          <table:table-cell table:style-name="Default" table:number-columns-repeated="1020"/>
        </table:table-row>
        <table:table-row table:style-name="ro30">
          <table:table-cell table:style-name="ce9" office:value-type="string" calcext:value-type="string">
            <text:p>Test case:</text:p>
          </table:table-cell>
          <table:table-cell table:style-name="ce20" office:value-type="string" calcext:value-type="string" table:number-columns-spanned="2" table:number-rows-spanned="1">
            <text:p>Resumption (Ignition ON)</text:p>
          </table:table-cell>
          <table:covered-table-cell table:style-name="ce20"/>
          <table:table-cell table:style-name="ce29"/>
          <table:table-cell table:style-name="ce37" table:number-columns-repeated="12"/>
          <table:table-cell table:style-name="Default" table:number-columns-repeated="1008"/>
        </table:table-row>
        <table:table-row table:style-name="ro32"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<text:span text:style-name="T15">Start SDL binary</text:span></text:p>
            <text:p><text:span text:style-name="T16">In case if USB transport is used, reconnect usb cable</text:span></text:p>
          </table:table-cell>
          <table:table-cell table:style-name="ce21" office:value-type="string" calcext:value-type="string">
            <text:p>SDL starts working</text:p>
            <text:p>App is registered:</text:p>
            <text:p>  App→SDL: RegisterAppInterface()</text:p>
            <text:p>  SDL→App: SUCCESS: RegisterAppInterface(). Resume succeeded.</text:p>
            <text:p>HMI level is restored:</text:p>
            <text:p>  SDL→App: OnHMIStatus(FULL)</text:p>
          </table:table-cell>
          <table:table-cell table:style-name="ce30"/>
          <table:table-cell table:style-name="Default" table:number-columns-repeated="1020"/>
        </table:table-row>
        <table:table-row table:style-name="ro30">
          <table:table-cell table:style-name="ce9" office:value-type="string" calcext:value-type="string">
            <text:p>Test case:</text:p>
          </table:table-cell>
          <table:table-cell table:style-name="ce20" office:value-type="string" calcext:value-type="string" table:number-columns-spanned="2" table:number-rows-spanned="1">
            <text:p>Shutdown (Master Reset)</text:p>
          </table:table-cell>
          <table:covered-table-cell table:style-name="ce20"/>
          <table:table-cell table:style-name="ce29"/>
          <table:table-cell table:style-name="ce37" table:number-columns-repeated="12"/>
          <table:table-cell table:style-name="Default" table:number-columns-repeated="1008"/>
        </table:table-row>
        <table:table-row table:style-name="ro33"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On HMI press "Exit Application" button, make sure, that from drop-down filter MASTER_RESET reason is selected</text:p>
          </table:table-cell>
          <table:table-cell table:style-name="ce23" office:value-type="string" calcext:value-type="string">
            <text:p>HMI→SDL: BC.OnExitAllApplications(MASTER_RESET)</text:p>
            <text:p>SDL→HMI: BC.OnSDLClose()</text:p>
            <text:p>SDL→App: OnAppInterfaceUnregistered() </text:p>
            <text:p><text:span text:style-name="T15">SDL clears all Apps folder, app_info.dat file and shut down</text:span></text:p>
            <text:p/>
          </table:table-cell>
          <table:table-cell table:style-name="ce30"/>
          <table:table-cell table:style-name="Default" table:number-columns-repeated="1020"/>
        </table:table-row>
        <table:table-row table:style-name="ro34">
          <table:table-cell table:style-name="ce10"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15">Start SDL binary</text:span></text:p>
            <text:p><text:span text:style-name="T16">In case if USB transport is used, reconnect usb cable</text:span></text:p>
          </table:table-cell>
          <table:table-cell table:style-name="ce21" office:value-type="string" calcext:value-type="string">
            <text:p>SDL starts working</text:p>
            <text:p>No application registered</text:p>
            <text:p/>
            <text:p>Policy DB is clean and correspond to sdl_preloaded_pt.json</text:p>
          </table:table-cell>
          <table:table-cell table:style-name="ce30"/>
          <table:table-cell table:style-name="Default" table:number-columns-repeated="1020"/>
        </table:table-row>
        <table:table-row table:style-name="ro3" table:number-rows-repeated="1048494">
          <table:table-cell table:number-columns-repeated="1024"/>
        </table:table-row>
        <table:table-row table:style-name="ro35" table:number-rows-repeated="13">
          <table:table-cell table:number-columns-repeated="1024"/>
        </table:table-row>
        <table:table-row table:style-name="ro3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fill-character> </loext:fill-character>
      <number:text>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2:26:45.080492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Галчена</meta:initial-creator>
    <meta:creation-date>2018-02-08T12:31:45Z</meta:creation-date>
    <dc:date>2018-02-09T12:28:55.831265289</dc:date>
    <meta:editing-cycles>5</meta:editing-cycles>
    <meta:editing-duration>PT57M55S</meta:editing-duration>
    <meta:document-statistic meta:table-count="1" meta:cell-count="192" meta:object-count="0"/>
  </office:meta>
</office:document-meta>
</file>